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5-05-22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4-12-11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4-06-06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3-12-07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23416" calcext:value-type="float">
            <text:p>77.6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3-06-08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2-11-17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06296" calcext:value-type="float">
            <text:p>77.8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2-06-09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1-12-01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1-09-02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5128" calcext:value-type="float">
            <text:p>77.6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1-04-0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13688" calcext:value-type="float">
            <text:p>77.5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20-07-0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63368" calcext:value-type="float">
            <text:p>78.7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9-11-07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50848" calcext:value-type="float">
            <text:p>77.6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9-05-2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876" calcext:value-type="float">
            <text:p>77.7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8-11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828" calcext:value-type="float">
            <text:p>77.6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8-06-21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3832" calcext:value-type="float">
            <text:p>77.9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7-12-14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7-06-2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1968" calcext:value-type="float">
            <text:p>78.9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6-10-19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6-04-20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2224" calcext:value-type="float">
            <text:p>77.9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5-10-15 19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5064" calcext:value-type="float">
            <text:p>77.8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5-04-2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4-11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4-04-2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5272" calcext:value-type="float">
            <text:p>77.9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3-10-3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3-08-28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3-05-01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2-10-17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8384" calcext:value-type="float">
            <text:p>77.7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2-04-27 2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1-09-30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8488" calcext:value-type="float">
            <text:p>77.8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1-07-0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1-05-1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1-03-10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9928" calcext:value-type="float">
            <text:p>77.9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1-01-06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2872" calcext:value-type="float">
            <text:p>77.8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0-09-15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0-07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0-05-26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0-03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10-01-0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9-10-22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9-08-19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9-06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2704" calcext:value-type="float">
            <text:p>78.0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9-05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9-02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8-12-1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6024" calcext:value-type="float">
            <text:p>77.9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8-10-2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82624" calcext:value-type="float">
            <text:p>77.3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12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10-2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08-16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2016" calcext:value-type="float">
            <text:p>77.8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06-19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04-1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7048" calcext:value-type="float">
            <text:p>77.7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7-02-08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0208" calcext:value-type="float">
            <text:p>77.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12-06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6568" calcext:value-type="float">
            <text:p>77.6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10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95984" calcext:value-type="float">
            <text:p>77.5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08-0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89048" calcext:value-type="float">
            <text:p>78.4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06-15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45336" calcext:value-type="float">
            <text:p>77.7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04-0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38656" calcext:value-type="float">
            <text:p>77.6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6-02-0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32432" calcext:value-type="float">
            <text:p>78.1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12-0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05712" calcext:value-type="float">
            <text:p>77.7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10-05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08-0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81912" calcext:value-type="float">
            <text:p>77.7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06-02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91056" calcext:value-type="float">
            <text:p>77.7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04-1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1432" calcext:value-type="float">
            <text:p>77.7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5-03-01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12-0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8864" calcext:value-type="float">
            <text:p>77.7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10-1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8592" calcext:value-type="float">
            <text:p>77.8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08-11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06-0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5168" calcext:value-type="float">
            <text:p>77.9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04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02-1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58112" calcext:value-type="float">
            <text:p>77.8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4-01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82496" calcext:value-type="float">
            <text:p>77.8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3-10-0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116" calcext:value-type="float">
            <text:p>77.8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3-08-27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3-06-04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65376" calcext:value-type="float">
            <text:p>78.0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3-04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3-02-0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3936" calcext:value-type="float">
            <text:p>77.9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12-12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2808" calcext:value-type="float">
            <text:p>78.0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10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08-21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06-05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93976" calcext:value-type="float">
            <text:p>78.2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04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0448" calcext:value-type="float">
            <text:p>78.2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2-02-28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3016" calcext:value-type="float">
            <text:p>78.2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12-1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44624" calcext:value-type="float">
            <text:p>78.1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10-1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23872" calcext:value-type="float">
            <text:p>78.2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08-0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51304" calcext:value-type="float">
            <text:p>78.2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06-07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04-05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4884" calcext:value-type="float">
            <text:p>78.3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1-03-0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6816" calcext:value-type="float">
            <text:p>78.1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12-2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614016" calcext:value-type="float">
            <text:p>78.6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10-12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08-09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9864" calcext:value-type="float">
            <text:p>78.1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06-15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45208" calcext:value-type="float">
            <text:p>78.2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04-19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14144" calcext:value-type="float">
            <text:p>78.1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2000-02-1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12008" calcext:value-type="float">
            <text:p>79.3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12-0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308" calcext:value-type="float">
            <text:p>77.9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10-2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08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75104" calcext:value-type="float">
            <text:p>78.1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7452" calcext:value-type="float">
            <text:p>78.0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9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21536" calcext:value-type="float">
            <text:p>77.8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97736" calcext:value-type="float">
            <text:p>77.8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06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36648" calcext:value-type="float">
            <text:p>78.3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44368" calcext:value-type="float">
            <text:p>79.1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8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5648" calcext:value-type="float">
            <text:p>77.9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47216" calcext:value-type="float">
            <text:p>77.5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28928" calcext:value-type="float">
            <text:p>77.5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53312" calcext:value-type="float">
            <text:p>77.5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72184" calcext:value-type="float">
            <text:p>77.6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3144" calcext:value-type="float">
            <text:p>77.7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7-0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63624" calcext:value-type="float">
            <text:p>77.7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47088" calcext:value-type="float">
            <text:p>78.0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3728" calcext:value-type="float">
            <text:p>77.8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88" calcext:value-type="float">
            <text:p>78.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6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59152" calcext:value-type="float">
            <text:p>78.5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9384" calcext:value-type="float">
            <text:p>78.1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23288" calcext:value-type="float">
            <text:p>78.1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8048" calcext:value-type="float">
            <text:p>78.1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1848" calcext:value-type="float">
            <text:p>78.0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5-03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67256" calcext:value-type="float">
            <text:p>77.8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6504" calcext:value-type="float">
            <text:p>77.9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08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7464" calcext:value-type="float">
            <text:p>78.0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06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56232" calcext:value-type="float">
            <text:p>78.0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4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34896" calcext:value-type="float">
            <text:p>78.0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0888" calcext:value-type="float">
            <text:p>77.9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2212" calcext:value-type="float">
            <text:p>77.9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12976" calcext:value-type="float">
            <text:p>77.9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4592" calcext:value-type="float">
            <text:p>77.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068" calcext:value-type="float">
            <text:p>77.8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2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2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0784" calcext:value-type="float">
            <text:p>77.9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39824" calcext:value-type="float">
            <text:p>77.8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2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70304" calcext:value-type="float">
            <text:p>77.8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2-0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14856" calcext:value-type="float">
            <text:p>77.7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1-12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72768" calcext:value-type="float">
            <text:p>77.7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825159185301</text:p>
          </table:table-cell>
          <table:table-cell office:value-type="string" calcext:value-type="string">
            <text:p>2-0818-03 Anahola C, Kauai, HI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4028" calcext:value-type="float">
            <text:p>78.4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00" meta:object-count="0"/>
    <meta:user-defined meta:name="AppVersion">3.0</meta:user-defined>
  </office:meta>
</office:document-meta>
</file>